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Albany AMT" svg:font-family="'Albany AMT'" style:font-pitch="variable"/>
    <style:font-face style:name="Lucida Sans" svg:font-family="'Lucid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automatic-styles>
    <style:style style:name="P1" style:family="paragraph" style:parent-style-name="Preformatted_20_Text">
      <style:text-properties fo:color="#000000" fo:font-size="9pt" style:font-size-asian="9pt" style:font-size-complex="9pt"/>
    </style:style>
    <style:style style:name="P2" style:family="paragraph" style:parent-style-name="Preformatted_20_Text">
      <style:paragraph-properties fo:margin-top="0cm" fo:margin-bottom="0.499cm"/>
      <style:text-properties fo:color="#000000" style:font-name="Lucida Sans" fo:font-size="9pt" style:font-size-asian="9pt" style:font-size-complex="9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ublic</text:span> <text:span text:style-name="T1">class</text:span> FilaDePrioridade {</text:p>
      <text:p text:style-name="P1"><text:s text:c="8"/></text:p>
      <text:p text:style-name="P1"><text:s text:c="8"/>static NodoDaFila first, last;</text:p>
      <text:p text:style-name="P1"><text:s text:c="8"/>static int numNodos = 0;</text:p>
      <text:p text:style-name="P1"/>
      <text:p text:style-name="P1"><text:s text:c="8"/><text:span text:style-name="T2">//Construtor</text:span></text:p>
      <text:p text:style-name="P1"><text:s text:c="8"/><text:span text:style-name="T1">public</text:span> FilaDePrioridade (HufPar[] entrada) { <text:s text:c="27"/></text:p>
      <text:p text:style-name="P1"><text:s text:c="16"/><text:span text:style-name="T1">for</text:span> (HufPar x : entrada) {</text:p>
      <text:p text:style-name="P1"><text:s text:c="24"/><text:span text:style-name="T1">this</text:span>.insere( <text:span text:style-name="T1">new</text:span> NodoBinario (x) );</text:p>
      <text:p text:style-name="P1"><text:s text:c="16"/>}</text:p>
      <text:p text:style-name="P1"><text:s text:c="8"/>}</text:p>
      <text:p text:style-name="P1"><text:s text:c="8"/><text:span text:style-name="T1">/** Insere um NodoBinario na lista */</text:span></text:p>
      <text:p text:style-name="P1"><text:s text:c="8"/>void insere (NodoBinario n) {</text:p>
      <text:p text:style-name="P1"><text:s text:c="16"/><text:span text:style-name="T1">if</text:span> (<text:span text:style-name="T1">this</text:span>.numNodos == 0)<text:span text:style-name="T1">this</text:span>.first = <text:span text:style-name="T1">this</text:span>.last = <text:span text:style-name="T1">new</text:span> NodoDaFila (n);</text:p>
      <text:p text:style-name="P1"><text:s text:c="16"/><text:span text:style-name="T1">else</text:span> {</text:p>
      <text:p text:style-name="P1"><text:s text:c="24"/>NodoDaFila insere = <text:span text:style-name="T1">new</text:span> NodoDaFila (n);</text:p>
      <text:p text:style-name="P1"><text:s text:c="24"/>insere.prev = <text:span text:style-name="T1">this</text:span>.last;</text:p>
      <text:p text:style-name="P1"><text:s text:c="24"/><text:span text:style-name="T1">this</text:span>.last.next = insere;</text:p>
      <text:p text:style-name="P1"><text:s text:c="24"/><text:span text:style-name="T1">this</text:span>.last = insere;</text:p>
      <text:p text:style-name="P1"><text:s text:c="16"/>}</text:p>
      <text:p text:style-name="P1"><text:s text:c="16"/><text:span text:style-name="T1">this</text:span>.numNodos++;</text:p>
      <text:p text:style-name="P1"><text:s text:c="8"/>}</text:p>
      <text:p text:style-name="P1"><text:s text:c="8"/><text:span text:style-name="T1">/** Remove um NodoBinario da lista */</text:span></text:p>
      <text:p text:style-name="P1"><text:s text:c="8"/>void remove (NodoDaFila n) {</text:p>
      <text:p text:style-name="P1"><text:s text:c="16"/><text:span text:style-name="T2">//Caso seja o ultimo</text:span></text:p>
      <text:p text:style-name="P1"><text:s text:c="16"/><text:span text:style-name="T1">if</text:span> ( (n == <text:span text:style-name="T1">this</text:span>.first) &amp;&amp; (n == <text:span text:style-name="T1">this</text:span>.last) ) {</text:p>
      <text:p text:style-name="P1"><text:s text:c="24"/>n.next = n.prev = <text:span text:style-name="T1">null</text:span>;</text:p>
      <text:p text:style-name="P1"><text:s text:c="24"/><text:span text:style-name="T1">this</text:span>.first = <text:span text:style-name="T1">this</text:span>.last = <text:span text:style-name="T1">null</text:span>;</text:p>
      <text:p text:style-name="P1"><text:s text:c="16"/>} <text:span text:style-name="T1">else</text:span> {</text:p>
      <text:p text:style-name="P1"/>
      <text:p text:style-name="P1"><text:s text:c="24"/><text:span text:style-name="T1">if</text:span> (<text:span text:style-name="T1">this</text:span>.first == n) {</text:p>
      <text:p text:style-name="P1"><text:s text:c="32"/>n.next.prev = <text:span text:style-name="T1">null</text:span>;</text:p>
      <text:p text:style-name="P1"><text:s text:c="32"/><text:span text:style-name="T1">this</text:span>.first = n.next;</text:p>
      <text:p text:style-name="P1"><text:s text:c="32"/>n.next = <text:span text:style-name="T1">null</text:span>;</text:p>
      <text:p text:style-name="P1"><text:s text:c="24"/>} <text:span text:style-name="T1">else</text:span> <text:span text:style-name="T1">if</text:span> (<text:span text:style-name="T1">this</text:span>.last == n) {</text:p>
      <text:p text:style-name="P1"><text:s text:c="32"/>n.prev.next = <text:span text:style-name="T1">null</text:span>;</text:p>
      <text:p text:style-name="P1"><text:s text:c="32"/><text:span text:style-name="T1">this</text:span>.last = n.prev;</text:p>
      <text:p text:style-name="P1"><text:s text:c="32"/>n.prev = <text:span text:style-name="T1">null</text:span>;</text:p>
      <text:p text:style-name="P1"><text:s text:c="24"/>} <text:span text:style-name="T1">else</text:span> {</text:p>
      <text:p text:style-name="P1"><text:s text:c="32"/>n.prev.next = n.next;</text:p>
      <text:p text:style-name="P1"><text:s text:c="32"/>n.next.prev = n.prev;</text:p>
      <text:p text:style-name="P1"><text:s text:c="32"/>n.next = n.prev = <text:span text:style-name="T1">null</text:span>;</text:p>
      <text:p text:style-name="P1"><text:s text:c="24"/>}</text:p>
      <text:p text:style-name="P1"><text:s text:c="16"/>}</text:p>
      <text:p text:style-name="P1"><text:s text:c="16"/><text:span text:style-name="T1">this</text:span>.numNodos--;</text:p>
      <text:p text:style-name="P1"><text:s text:c="8"/>}</text:p>
      <text:p text:style-name="P1"><text:s text:c="8"/><text:span text:style-name="T1">/** Extrai o nodo binario que guarda o menor valor */</text:span></text:p>
      <text:p text:style-name="P1"><text:s text:c="8"/>NodoBinario extraiMenor() {</text:p>
      <text:p text:style-name="P1"/>
      <text:p text:style-name="P1"><text:s text:c="16"/><text:span text:style-name="T1">if</text:span> ( <text:span text:style-name="T1">this</text:span>.numNodos &lt; 1) {</text:p>
      <text:p text:style-name="P1"><text:s text:c="24"/><text:span text:style-name="T1">return</text:span> <text:span text:style-name="T1">null</text:span>;</text:p>
      <text:p text:style-name="P1"><text:s text:c="16"/>}</text:p>
      <text:p text:style-name="P1"><text:s text:c="16"/><text:span text:style-name="T1">else</text:span> { <text:s text:c="17"/></text:p>
      <text:p text:style-name="P1"><text:s text:c="24"/>NodoDaFila retira = <text:span text:style-name="T1">this</text:span>.first;</text:p>
      <text:p text:style-name="P1"/>
      <text:p text:style-name="P1"><text:s text:c="24"/><text:span text:style-name="T1">if</text:span> (<text:span text:style-name="T1">this</text:span>.numNodos &gt; 1) {</text:p>
      <text:p text:style-name="P1"/>
      <text:p text:style-name="P1"><text:s text:c="32"/>double freqAtual = retira.info.getHufPar().obtemFreq();</text:p>
      <text:p text:style-name="P1"/>
      <text:p text:style-name="P1"><text:s text:c="32"/>NodoDaFila atual = <text:span text:style-name="T1">this</text:span>.first.next;</text:p>
      <text:p text:style-name="P1"/>
      <text:p text:style-name="P1"><text:s text:c="32"/><text:span text:style-name="T1">for</text:span> ( int i=1; i&lt;<text:span text:style-name="T1">this</text:span>.numNodos; i++ ) {</text:p>
      <text:p text:style-name="P1"/>
      <text:p text:style-name="P1"><text:s text:c="40"/><text:span text:style-name="T1">if</text:span> ( atual.info.getHufPar().obtemFreq() &lt; freqAtual ) {</text:p>
      <text:p text:style-name="P1"><text:s text:c="48"/>retira = atual;</text:p>
      <text:p text:style-name="P1"><text:s text:c="48"/>freqAtual = retira.info.getHufPar().obtemFreq();</text:p>
      <text:p text:style-name="P1"><text:s text:c="40"/>}</text:p>
      <text:p text:style-name="P1"><text:s text:c="40"/>atual = atual.next;</text:p>
      <text:p text:style-name="P1"><text:s text:c="32"/>}</text:p>
      <text:p text:style-name="P1"><text:s text:c="24"/>} <text:span text:style-name="T1">else</text:span> <text:span text:style-name="T1">if</text:span> ( <text:span text:style-name="T1">this</text:span>.numNodos == 1 ) {</text:p>
      <text:p text:style-name="P1"/>
      <text:p text:style-name="P1"><text:s text:c="32"/><text:span text:style-name="T2">//Retira arvore inteira</text:span></text:p>
      <text:p text:style-name="P1"><text:s text:c="32"/>retira = <text:span text:style-name="T1">this</text:span>.first;</text:p>
      <text:p text:style-name="P1"><text:s text:c="24"/>}</text:p>
      <text:p text:style-name="P1"><text:s text:c="16"/></text:p>
      <text:p text:style-name="P1"><text:s text:c="24"/><text:span text:style-name="T1">this</text:span>.remove(retira);</text:p>
      <text:p text:style-name="P1"><text:s text:c="24"/><text:span text:style-name="T1">return</text:span> retira.info;</text:p>
      <text:p text:style-name="P1"><text:s text:c="16"/>}</text:p>
      <text:p text:style-name="P1"><text:s text:c="8"/>}</text:p>
      <text:p text:style-name="P1"><text:s text:c="8"/><text:span text:style-name="T1">/** Imprime os elementos da fila */</text:span></text:p>
      <text:p text:style-name="P1"><text:s text:c="8"/>void printFila() {</text:p>
      <text:p text:style-name="P1"><text:s text:c="16"/>NodoDaFila atual = <text:span text:style-name="T1">this</text:span>.first;</text:p>
      <text:p text:style-name="P1"><text:s text:c="16"/><text:span text:style-name="T1">if</text:span> (<text:span text:style-name="T1">this</text:span>.numNodos &gt; 0) {</text:p>
      <text:p text:style-name="P1"><text:s text:c="24"/><text:span text:style-name="T1">System</text:span>.out.println( <text:span text:style-name="T1">this</text:span>.numNodos+"\n");</text:p>
      <text:p text:style-name="P1"><text:s text:c="24"/><text:span text:style-name="T1">while</text:span> (<text:span text:style-name="T1">true</text:span>) { <text:s text:c="25"/></text:p>
      <text:p text:style-name="P1"><text:s text:c="32"/>atual.info.printNodo();</text:p>
      <text:p text:style-name="P1"><text:s text:c="32"/><text:span text:style-name="T1">if</text:span> (atual != <text:span text:style-name="T1">this</text:span>.last) atual=atual.next;</text:p>
      <text:p text:style-name="P1"><text:s text:c="32"/><text:span text:style-name="T1">else</text:span> <text:span text:style-name="T1">break</text:span>;</text:p>
      <text:p text:style-name="P1"><text:s text:c="24"/>}</text:p>
      <text:p text:style-name="P1"><text:s text:c="16"/>}</text:p>
      <text:p text:style-name="P1"><text:s text:c="8"/>}</text:p>
      <text:p text:style-name="P1">}</text:p>
      <text:p text:style-name="P1"><text:span text:style-name="T1">class</text:span> NodoDaFila {</text:p>
      <text:p text:style-name="P1"><text:s text:c="16"/></text:p>
      <text:p text:style-name="P1"><text:s text:c="16"/>NodoBinario info;</text:p>
      <text:p text:style-name="P1"><text:s text:c="16"/>NodoDaFila prev, next;</text:p>
      <text:p text:style-name="P1"/>
      <text:p text:style-name="P1"><text:s text:c="16"/>NodoDaFila (NodoBinario x) { info = x; prev = next = <text:span text:style-name="T1">null</text:span>; }</text:p>
      <text:p text:style-name="P1"/>
      <text:p text:style-name="P1"><text:s text:c="16"/></text:p>
      <text:p text:style-name="P1"><text:s text:c="16"/><text:span text:style-name="T1">/** Retorna o NodoBinario dentro do NodoDaLista */</text:span></text:p>
      <text:p text:style-name="P1"><text:s text:c="16"/><text:span text:style-name="T1">public</text:span> NodoBinario getNodoBin() {</text:p>
      <text:p text:style-name="P1"><text:s text:c="24"/><text:span text:style-name="T1">return</text:span> <text:span text:style-name="T1">this</text:span>.info;</text:p>
      <text:p text:style-name="P1"><text:s text:c="16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Albany AMT" svg:font-family="'Albany AMT'" style:font-pitch="variable"/>
    <style:font-face style:name="Lucida Sans" svg:font-family="'Lucid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t" fo:country="BR" style:font-name-asian="Albany AMT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Lucida Sans" fo:font-size="8pt" style:font-size-asian="8pt" style:font-size-complex="8pt"/>
    </style:style>
    <style:style style:name="T1" style:family="text">
      <style:text-properties style:font-name="Lucida Sans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itle>Trabalho Prático IV - AEDS II</text:title><text:tab/><text:tab/><text:subject>Anexo I - Código: FilaDePrioridade.java</text:subject></text:p>
      </style:header>
      <style:footer>
        <text:p text:style-name="Footer"><text:tab/><text:tab/><text:span text:style-name="T1"><text:page-number text:select-page="current">1</text:page-number></text:span><text:span text:style-name="T1">/</text:span><text:span text:style-name="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Trabalho Prático IV - AEDS II</dc:title>
    <dc:subject>Anexo I - Código: FilaDePrioridade.java</dc:subject>
    <meta:creation-date>2006-05-29T09:25:43</meta:creation-date>
    <dc:creator>Gustavo Guimaraes</dc:creator>
    <dc:date>2006-05-29T09:50:31</dc:date>
    <dc:language>pt-BR</dc:language>
    <meta:editing-cycles>3</meta:editing-cycles>
    <meta:editing-duration>PT3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96" meta:word-count="220" meta:character-count="3908"/>
  </office:meta>
</office:document-meta>
</file>